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4"/>
          <table:table-cell office:value-type="string" calcext:value-type="string">
            <text:p>SIN ORDEN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exacto</text:p>
          </table:table-cell>
          <table:table-cell table:number-columns-repeated="3"/>
          <table:table-cell office:value-type="string" calcext:value-type="string">
            <text:p>goloso</text:p>
          </table:table-cell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table:number-columns-repeated="2"/>
          <table:table-cell office:value-type="string" calcext:value-type="string">
            <text:p>DIFERENCI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2 2 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M4]-1" office:value-type="float" office:value="4" calcext:value-type="float">
            <text:p>4</text:p>
          </table:table-cell>
          <table:table-cell table:formula="of:=[.N4]-[.L4]"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5 5 5 4 2 3 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M5]-1" office:value-type="float" office:value="16" calcext:value-type="float">
            <text:p>16</text:p>
          </table:table-cell>
          <table:table-cell table:formula="of:=[.N5]-[.L5]" office:value-type="float" office:value="11" calcext:value-type="float">
            <text:p>1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7 7 7 6 3 5 2 4 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M6]-1" office:value-type="float" office:value="26" calcext:value-type="float">
            <text:p>26</text:p>
          </table:table-cell>
          <table:table-cell table:formula="of:=[.N6]-[.L6]" office:value-type="float" office:value="19" calcext:value-type="float">
            <text:p>1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11 10 10 9 8 4 7 3 6 2 5 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M7]-1" office:value-type="float" office:value="62" calcext:value-type="float">
            <text:p>62</text:p>
          </table:table-cell>
          <table:table-cell table:formula="of:=[.N7]-[.L7]" office:value-type="float" office:value="51" calcext:value-type="float">
            <text:p>5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13 12 12 11 10 5 9 4 8 3 7 2 6 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formula="of:=[.M8]-1" office:value-type="float" office:value="100" calcext:value-type="float">
            <text:p>100</text:p>
          </table:table-cell>
          <table:table-cell table:formula="of:=[.N8]-[.L8]" office:value-type="float" office:value="87" calcext:value-type="float">
            <text:p>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17 15 15 14 13 12 6 11 5 10 4 9 3 8 2 7 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table:formula="of:=[.M9]-1" office:value-type="float" office:value="204" calcext:value-type="float">
            <text:p>204</text:p>
          </table:table-cell>
          <table:table-cell table:formula="of:=[.N9]-[.L9]" office:value-type="float" office:value="187" calcext:value-type="float">
            <text:p>187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0"/>
          <table:table-cell office:value-type="string" calcext:value-type="string">
            <text:p>DIFERENCIA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ALGUN GYM 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J12]-[.I12]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J13]-[.I13]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J14]-[.I14]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formula="of:=[.J15]-[.I15]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formula="of:=[.J16]-[.I16]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table:formula="of:=[.J17]-[.I17]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table:formula="of:=[.J18]-[.I18]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table:formula="of:=[.J19]-[.I19]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table:formula="of:=[.J20]-[.I20]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ALGUN GYM 0</text:p>
          </table:table-cell>
          <table:table-cell/>
          <table:table-cell office:value-type="string" calcext:value-type="string">
            <text:p>ORDEN</text:p>
          </table:table-cell>
          <table:table-cell/>
          <table:table-cell office:value-type="string" calcext:value-type="string">
            <text:p>SIN ORDEN</text:p>
          </table:table-cell>
          <table:table-cell table:number-columns-repeated="4"/>
          <table:table-cell office:value-type="string" calcext:value-type="string">
            <text:p>SIN SOLUCION PP</text:p>
          </table:table-cell>
          <table:table-cell/>
          <table:table-cell office:value-type="string" calcext:value-type="string">
            <text:p>TODOS0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24984" calcext:value-type="float">
            <text:p>24984</text:p>
          </table:table-cell>
          <table:table-cell/>
          <table:table-cell office:value-type="float" office:value="24984" calcext:value-type="float">
            <text:p>24984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/>
          <table:table-cell office:value-type="float" office:value="24985" calcext:value-type="float">
            <text:p>24985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34291" calcext:value-type="float">
            <text:p>34291</text:p>
          </table:table-cell>
          <table:table-cell/>
          <table:table-cell office:value-type="float" office:value="84749" calcext:value-type="float">
            <text:p>84749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/>
          <table:table-cell office:value-type="float" office:value="95038" calcext:value-type="float">
            <text:p>95038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68093" calcext:value-type="float">
            <text:p>68093</text:p>
          </table:table-cell>
          <table:table-cell/>
          <table:table-cell office:value-type="float" office:value="121000" calcext:value-type="float">
            <text:p>121000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/>
          <table:table-cell office:value-type="float" office:value="96996" calcext:value-type="float">
            <text:p>96996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51372" calcext:value-type="float">
            <text:p>151372</text:p>
          </table:table-cell>
          <table:table-cell/>
          <table:table-cell office:value-type="float" office:value="274822" calcext:value-type="float">
            <text:p>274822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42065" calcext:value-type="float">
            <text:p>142065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84194" calcext:value-type="float">
            <text:p>184194</text:p>
          </table:table-cell>
          <table:table-cell/>
          <table:table-cell office:value-type="float" office:value="453628" calcext:value-type="float">
            <text:p>453628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92034" calcext:value-type="float">
            <text:p>192034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08134" calcext:value-type="float">
            <text:p>308134</text:p>
          </table:table-cell>
          <table:table-cell/>
          <table:table-cell office:value-type="float" office:value="689750" calcext:value-type="float">
            <text:p>689750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254735" calcext:value-type="float">
            <text:p>254735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586875" calcext:value-type="float">
            <text:p>586875</text:p>
          </table:table-cell>
          <table:table-cell/>
          <table:table-cell office:value-type="float" office:value="1030216" calcext:value-type="float">
            <text:p>1030216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393857" calcext:value-type="float">
            <text:p>393857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702486" calcext:value-type="float">
            <text:p>702486</text:p>
          </table:table-cell>
          <table:table-cell/>
          <table:table-cell office:value-type="float" office:value="1469147" calcext:value-type="float">
            <text:p>1469147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526124" calcext:value-type="float">
            <text:p>526124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076265" calcext:value-type="float">
            <text:p>1076265</text:p>
          </table:table-cell>
          <table:table-cell/>
          <table:table-cell office:value-type="float" office:value="2268630" calcext:value-type="float">
            <text:p>226863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684847" calcext:value-type="float">
            <text:p>684847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206572" calcext:value-type="float">
            <text:p>1206572</text:p>
          </table:table-cell>
          <table:table-cell/>
          <table:table-cell office:value-type="float" office:value="2647307" calcext:value-type="float">
            <text:p>2647307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879335" calcext:value-type="float">
            <text:p>879335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862520" calcext:value-type="float">
            <text:p>1862520</text:p>
          </table:table-cell>
          <table:table-cell/>
          <table:table-cell office:value-type="float" office:value="3480590" calcext:value-type="float">
            <text:p>348059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094883" calcext:value-type="float">
            <text:p>1094883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924735" calcext:value-type="float">
            <text:p>1924735</text:p>
          </table:table-cell>
          <table:table-cell/>
          <table:table-cell office:value-type="float" office:value="4397155" calcext:value-type="float">
            <text:p>4397155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406442" calcext:value-type="float">
            <text:p>1406442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2653675" calcext:value-type="float">
            <text:p>2653675</text:p>
          </table:table-cell>
          <table:table-cell/>
          <table:table-cell office:value-type="float" office:value="5430309" calcext:value-type="float">
            <text:p>543030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708209" calcext:value-type="float">
            <text:p>1708209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3018145" calcext:value-type="float">
            <text:p>3018145</text:p>
          </table:table-cell>
          <table:table-cell/>
          <table:table-cell office:value-type="float" office:value="6709874" calcext:value-type="float">
            <text:p>6709874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2085416" calcext:value-type="float">
            <text:p>2085416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3142085" calcext:value-type="float">
            <text:p>3142085</text:p>
          </table:table-cell>
          <table:table-cell/>
          <table:table-cell office:value-type="float" office:value="8146199" calcext:value-type="float">
            <text:p>814619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2401877" calcext:value-type="float">
            <text:p>2401877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3775009" calcext:value-type="float">
            <text:p>3775009</text:p>
          </table:table-cell>
          <table:table-cell/>
          <table:table-cell office:value-type="float" office:value="9711853" calcext:value-type="float">
            <text:p>9711853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2925558" calcext:value-type="float">
            <text:p>2925558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3835753" calcext:value-type="float">
            <text:p>3835753</text:p>
          </table:table-cell>
          <table:table-cell/>
          <table:table-cell office:value-type="float" office:value="11507260" calcext:value-type="float">
            <text:p>1150726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3420335" calcext:value-type="float">
            <text:p>3420335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4310446" calcext:value-type="float">
            <text:p>4310446</text:p>
          </table:table-cell>
          <table:table-cell/>
          <table:table-cell office:value-type="float" office:value="13602962" calcext:value-type="float">
            <text:p>1360296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3945976" calcext:value-type="float">
            <text:p>3945976</text:p>
          </table:table-cell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4846373" calcext:value-type="float">
            <text:p>4846373</text:p>
          </table:table-cell>
          <table:table-cell/>
          <table:table-cell office:value-type="float" office:value="15917151" calcext:value-type="float">
            <text:p>15917151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4493171" calcext:value-type="float">
            <text:p>4493171</text:p>
          </table:table-cell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5631650" calcext:value-type="float">
            <text:p>5631650</text:p>
          </table:table-cell>
          <table:table-cell/>
          <table:table-cell office:value-type="float" office:value="18249465" calcext:value-type="float">
            <text:p>18249465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5102581" calcext:value-type="float">
            <text:p>5102581</text:p>
          </table:table-cell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6494327" calcext:value-type="float">
            <text:p>6494327</text:p>
          </table:table-cell>
          <table:table-cell/>
          <table:table-cell office:value-type="float" office:value="21023650" calcext:value-type="float">
            <text:p>2102365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5888346" calcext:value-type="float">
            <text:p>5888346</text:p>
          </table:table-cell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7246781" calcext:value-type="float">
            <text:p>7246781</text:p>
          </table:table-cell>
          <table:table-cell/>
          <table:table-cell office:value-type="float" office:value="23979091" calcext:value-type="float">
            <text:p>23979091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6667255" calcext:value-type="float">
            <text:p>6667255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8171183" calcext:value-type="float">
            <text:p>8171183</text:p>
          </table:table-cell>
          <table:table-cell/>
          <table:table-cell office:value-type="float" office:value="27338192" calcext:value-type="float">
            <text:p>2733819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7508867" calcext:value-type="float">
            <text:p>7508867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9118119" calcext:value-type="float">
            <text:p>9118119</text:p>
          </table:table-cell>
          <table:table-cell/>
          <table:table-cell office:value-type="float" office:value="30677207" calcext:value-type="float">
            <text:p>30677207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8420041" calcext:value-type="float">
            <text:p>8420041</text:p>
          </table:table-cell>
        </table:table-row>
        <table:table-row table:style-name="ro2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0561303" calcext:value-type="float">
            <text:p>10561303</text:p>
          </table:table-cell>
          <table:table-cell/>
          <table:table-cell office:value-type="float" office:value="34682458" calcext:value-type="float">
            <text:p>34682458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9396861" calcext:value-type="float">
            <text:p>9396861</text:p>
          </table:table-cell>
        </table:table-row>
        <table:table-row table:style-name="ro2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2884800" calcext:value-type="float">
            <text:p>12884800</text:p>
          </table:table-cell>
          <table:table-cell/>
          <table:table-cell office:value-type="float" office:value="38820468" calcext:value-type="float">
            <text:p>38820468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0453530" calcext:value-type="float">
            <text:p>10453530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2959751" calcext:value-type="float">
            <text:p>12959751</text:p>
          </table:table-cell>
          <table:table-cell/>
          <table:table-cell office:value-type="float" office:value="43436598" calcext:value-type="float">
            <text:p>43436598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1637078" calcext:value-type="float">
            <text:p>11637078</text:p>
          </table:table-cell>
        </table:table-row>
        <table:table-row table:style-name="ro2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4084024" calcext:value-type="float">
            <text:p>14084024</text:p>
          </table:table-cell>
          <table:table-cell/>
          <table:table-cell office:value-type="float" office:value="48343227" calcext:value-type="float">
            <text:p>48343227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2839731" calcext:value-type="float">
            <text:p>12839731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5211235" calcext:value-type="float">
            <text:p>15211235</text:p>
          </table:table-cell>
          <table:table-cell/>
          <table:table-cell office:value-type="float" office:value="53184212" calcext:value-type="float">
            <text:p>5318421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4107048" calcext:value-type="float">
            <text:p>14107048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7296160" calcext:value-type="float">
            <text:p>17296160</text:p>
          </table:table-cell>
          <table:table-cell/>
          <table:table-cell office:value-type="float" office:value="58626279" calcext:value-type="float">
            <text:p>5862627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5610487" calcext:value-type="float">
            <text:p>15610487</text:p>
          </table:table-cell>
        </table:table-row>
        <table:table-row table:style-name="ro2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8170105" calcext:value-type="float">
            <text:p>18170105</text:p>
          </table:table-cell>
          <table:table-cell/>
          <table:table-cell office:value-type="float" office:value="64536670" calcext:value-type="float">
            <text:p>6453667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17236395" calcext:value-type="float">
            <text:p>17236395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0000293" calcext:value-type="float">
            <text:p>20000293</text:p>
          </table:table-cell>
          <table:table-cell/>
          <table:table-cell office:value-type="float" office:value="70390725" calcext:value-type="float">
            <text:p>70390725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18773146" calcext:value-type="float">
            <text:p>18773146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1546841" calcext:value-type="float">
            <text:p>21546841</text:p>
          </table:table-cell>
          <table:table-cell/>
          <table:table-cell office:value-type="float" office:value="77500829" calcext:value-type="float">
            <text:p>7750082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0525443" calcext:value-type="float">
            <text:p>20525443</text:p>
          </table:table-cell>
        </table:table-row>
        <table:table-row table:style-name="ro2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3495581" calcext:value-type="float">
            <text:p>23495581</text:p>
          </table:table-cell>
          <table:table-cell/>
          <table:table-cell office:value-type="float" office:value="85024882" calcext:value-type="float">
            <text:p>8502488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2345344" calcext:value-type="float">
            <text:p>22345344</text:p>
          </table:table-cell>
        </table:table-row>
        <table:table-row table:style-name="ro2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5705915" calcext:value-type="float">
            <text:p>25705915</text:p>
          </table:table-cell>
          <table:table-cell/>
          <table:table-cell office:value-type="float" office:value="92071792" calcext:value-type="float">
            <text:p>9207179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4198067" calcext:value-type="float">
            <text:p>24198067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8287088" calcext:value-type="float">
            <text:p>28287088</text:p>
          </table:table-cell>
          <table:table-cell/>
          <table:table-cell office:value-type="float" office:value="100213583" calcext:value-type="float">
            <text:p>100213583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6206081" calcext:value-type="float">
            <text:p>26206081</text:p>
          </table:table-cell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30036936" calcext:value-type="float">
            <text:p>30036936</text:p>
          </table:table-cell>
          <table:table-cell/>
          <table:table-cell office:value-type="float" office:value="108209879" calcext:value-type="float">
            <text:p>10820987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8284148" calcext:value-type="float">
            <text:p>28284148</text:p>
          </table:table-cell>
        </table:table-row>
        <table:table-row table:style-name="ro2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32774380" calcext:value-type="float">
            <text:p>32774380</text:p>
          </table:table-cell>
          <table:table-cell/>
          <table:table-cell office:value-type="float" office:value="117920752" calcext:value-type="float">
            <text:p>11792075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30323515" calcext:value-type="float">
            <text:p>30323515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4004" calcext:value-type="float">
            <text:p>24004</text:p>
          </table:table-cell>
          <table:table-cell/>
          <table:table-cell office:value-type="float" office:value="34936216" calcext:value-type="float">
            <text:p>34936216</text:p>
          </table:table-cell>
          <table:table-cell/>
          <table:table-cell office:value-type="float" office:value="125683375" calcext:value-type="float">
            <text:p>125683375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32498577" calcext:value-type="float">
            <text:p>32498577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583" calcext:value-type="float">
            <text:p>68583</text:p>
          </table:table-cell>
          <table:table-cell/>
          <table:table-cell office:value-type="float" office:value="36999097" calcext:value-type="float">
            <text:p>36999097</text:p>
          </table:table-cell>
          <table:table-cell/>
          <table:table-cell office:value-type="float" office:value="136658137" calcext:value-type="float">
            <text:p>136658137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34931808" calcext:value-type="float">
            <text:p>34931808</text:p>
          </table:table-cell>
        </table:table-row>
        <table:table-row table:style-name="ro2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95526" calcext:value-type="float">
            <text:p>95526</text:p>
          </table:table-cell>
          <table:table-cell/>
          <table:table-cell office:value-type="float" office:value="43270529" calcext:value-type="float">
            <text:p>43270529</text:p>
          </table:table-cell>
          <table:table-cell/>
          <table:table-cell office:value-type="float" office:value="146675673" calcext:value-type="float">
            <text:p>146675673</text:p>
          </table:table-cell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37485547" calcext:value-type="float">
            <text:p>37485547</text:p>
          </table:table-cell>
        </table:table-row>
        <table:table-row table:style-name="ro2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41084" calcext:value-type="float">
            <text:p>141084</text:p>
          </table:table-cell>
          <table:table-cell/>
          <table:table-cell office:value-type="float" office:value="43979874" calcext:value-type="float">
            <text:p>43979874</text:p>
          </table:table-cell>
          <table:table-cell/>
          <table:table-cell office:value-type="float" office:value="158153540" calcext:value-type="float">
            <text:p>158153540</text:p>
          </table:table-cell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40734914" calcext:value-type="float">
            <text:p>40734914</text:p>
          </table:table-cell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227793" calcext:value-type="float">
            <text:p>227793</text:p>
          </table:table-cell>
          <table:table-cell/>
          <table:table-cell office:value-type="float" office:value="46792759" calcext:value-type="float">
            <text:p>46792759</text:p>
          </table:table-cell>
          <table:table-cell/>
          <table:table-cell office:value-type="float" office:value="169219909" calcext:value-type="float">
            <text:p>169219909</text:p>
          </table:table-cell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43431699" calcext:value-type="float">
            <text:p>43431699</text:p>
          </table:table-cell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55588" calcext:value-type="float">
            <text:p>455588</text:p>
          </table:table-cell>
          <table:table-cell/>
          <table:table-cell office:value-type="float" office:value="49812864" calcext:value-type="float">
            <text:p>49812864</text:p>
          </table:table-cell>
          <table:table-cell/>
          <table:table-cell office:value-type="float" office:value="180601269" calcext:value-type="float">
            <text:p>180601269</text:p>
          </table:table-cell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46249973" calcext:value-type="float">
            <text:p>46249973</text:p>
          </table:table-cell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641252" calcext:value-type="float">
            <text:p>641252</text:p>
          </table:table-cell>
          <table:table-cell/>
          <table:table-cell office:value-type="float" office:value="54373638" calcext:value-type="float">
            <text:p>54373638</text:p>
          </table:table-cell>
          <table:table-cell/>
          <table:table-cell office:value-type="float" office:value="190973969" calcext:value-type="float">
            <text:p>190973969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49367564" calcext:value-type="float">
            <text:p>49367564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647620" calcext:value-type="float">
            <text:p>647620</text:p>
          </table:table-cell>
          <table:table-cell/>
          <table:table-cell office:value-type="float" office:value="55463619" calcext:value-type="float">
            <text:p>55463619</text:p>
          </table:table-cell>
          <table:table-cell/>
          <table:table-cell office:value-type="float" office:value="214896233" calcext:value-type="float">
            <text:p>214896233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52818272" calcext:value-type="float">
            <text:p>52818272</text:p>
          </table:table-cell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03402" calcext:value-type="float">
            <text:p>803402</text:p>
          </table:table-cell>
          <table:table-cell/>
          <table:table-cell office:value-type="float" office:value="58416120" calcext:value-type="float">
            <text:p>58416120</text:p>
          </table:table-cell>
          <table:table-cell/>
          <table:table-cell office:value-type="float" office:value="217046313" calcext:value-type="float">
            <text:p>217046313</text:p>
          </table:table-cell>
          <table:table-cell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56154838" calcext:value-type="float">
            <text:p>56154838</text:p>
          </table:table-cell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102228" calcext:value-type="float">
            <text:p>1102228</text:p>
          </table:table-cell>
          <table:table-cell/>
          <table:table-cell office:value-type="float" office:value="62290574" calcext:value-type="float">
            <text:p>62290574</text:p>
          </table:table-cell>
          <table:table-cell/>
          <table:table-cell office:value-type="float" office:value="230395028" calcext:value-type="float">
            <text:p>230395028</text:p>
          </table:table-cell>
          <table:table-cell/>
          <table:table-cell office:value-type="float" office:value="1962" calcext:value-type="float">
            <text:p>1962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/>
          <table:table-cell office:value-type="float" office:value="59369425" calcext:value-type="float">
            <text:p>59369425</text:p>
          </table:table-cell>
        </table:table-row>
        <table:table-row table:style-name="ro2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684205" calcext:value-type="float">
            <text:p>1684205</text:p>
          </table:table-cell>
          <table:table-cell/>
          <table:table-cell office:value-type="float" office:value="65963197" calcext:value-type="float">
            <text:p>65963197</text:p>
          </table:table-cell>
          <table:table-cell/>
          <table:table-cell office:value-type="float" office:value="245380429" calcext:value-type="float">
            <text:p>245380429</text:p>
          </table:table-cell>
          <table:table-cell/>
          <table:table-cell office:value-type="float" office:value="1963" calcext:value-type="float">
            <text:p>1963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/>
          <table:table-cell office:value-type="float" office:value="62472809" calcext:value-type="float">
            <text:p>62472809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B6:Hoja1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9:49:51.5934460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11-06T19:04:53</meta:creation-date>
    <dc:date>2016-11-06T20:28:20.562765565</dc:date>
    <meta:editing-duration>PT9M43S</meta:editing-duration>
    <meta:editing-cycles>2</meta:editing-cycles>
    <meta:generator>LibreOffice/4.2.8.2$Linux_x86 LibreOffice_project/420m0$Build-2</meta:generator>
    <meta:document-statistic meta:table-count="3" meta:cell-count="435" meta:object-count="0"/>
  </office:meta>
</office:document-meta>
</file>